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d9fb" officeooo:paragraph-rsid="0012d9fb"/>
    </style:style>
    <style:style style:name="P2" style:family="paragraph" style:parent-style-name="Standard">
      <style:text-properties officeooo:rsid="00138d5d" officeooo:paragraph-rsid="00138d5d"/>
    </style:style>
    <style:style style:name="T1" style:family="text">
      <style:text-properties officeooo:rsid="0014ae0b"/>
    </style:style>
    <style:style style:name="T2" style:family="text">
      <style:text-properties officeooo:rsid="0015dc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dravo svima moje ime je Dimitrije i danas zajedno sa kolegama Sandrom, Majom i Matijom ćemo ispričati o načinima debagovanja u programskom jeziku Python. </text:p>
      <text:p text:style-name="P1">Proćićemo kroz teme kao što su opšte tehnike debagovanja, korišćenje PDB debagera i okruženja PyCharm za debagovanje Python programa.</text:p>
      <text:p text:style-name="P1">Pre nego što krenemo da pričamo o tehnikama debagovanja da prvo kažemo šta je debagovanje. Debagovanje je proces pronalaženja i otklanjanja grešaka u programu. Greške pri programiranju se svima dešavaju bilo da smo iskusni programer ili programirmo duži niz godina. Niko nije savršen greške pravimo svi. Samo debagovanje podrazumeva da znamo kako naš program treba da radi, da uočimo da je do greške došlo, lociramo mesto greške i otklonimo grešku.</text:p>
      <text:p text:style-name="P2"/>
      <text:p text:style-name="P2">Prvo ćemo vam prikazati kako se rešavaju sintaksne greške u Python-u . Ovde imam jedan jednostavan program koji sadrži funkciju koja treba da ispiše broj indeksa studenta za zadato ime studenta. Izvršavanjem ovog programa dobijemo naredni ispis. Vidimo da se program nije izvršio i da je došlo do greške. Sam ispis koji je prevodilac ispisao nazivamo poruka o grešci. Ona sadrži<text:span text:style-name="T1"> sledeće informacije koje su</text:span> tip greške<text:span text:style-name="T1"> koja kod nas jeste SyntaxError</text:span>, opis greške<text:span text:style-name="T1"> da nije validna sintaksa</text:span> i traceback<text:span text:style-name="T1"> gde se može naći tačno gde je došlo do greške</text:span>.<text:span text:style-name="T1"> U tracebacku <text:s/>se ispiuje segment programa gde je došlo do greške, broj linije greške kao i niz funkcija koje su pozvane da bi stiglo do linije sa greškom. Tip greške jeste zapravo tip izuzetka, u Pajtonu postoje 47 različitih izuzetaka. SyntaxError kao i IndentionError predstavljaju greške koje se najlakše debaguju. Neki izuzezci se ne mogu izbeći, na primer ako učitavamo neki fajl koji ne postoji, možda ga je neko u međuvremenu izbrisao u tom slučaju dolazi do FileNotFoundError. Takve izuzetke je najbolje reagovati <text:s/>hvatanjem izuzetaka korišćenjem try except bloka. Takodje treba napomenuti da se ne treba stavljati pass unutar except bloka i na takav način zaobići da ne dođe do izuzetka. <text:s/>Ako naš program ne izbacuje izuzetak ali ne radi kako treba onda takve greške nazivamo semantickim greskama. </text:span><text:s/><text:span text:style-name="T2">Takve greške je teže debagovati jer nemamo nikakvu informaciju od prevodioca, jedina informacija koju imamo jeste da program ne radi kako tr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1:16:48.110640769</meta:creation-date>
    <dc:date>2020-04-27T12:34:40.851134493</dc:date>
    <meta:editing-duration>PT28S</meta:editing-duration>
    <meta:editing-cycles>1</meta:editing-cycles>
    <meta:document-statistic meta:table-count="0" meta:image-count="0" meta:object-count="0" meta:page-count="1" meta:paragraph-count="4" meta:word-count="353" meta:character-count="2234" meta:non-whitespace-character-count="1880"/>
    <meta:generator>LibreOffice/6.0.7.3$Linux_X86_64 LibreOffice_project/00m0$Build-3</meta:generator>
  </office:meta>
</office:document-meta>
</file>